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" fo:font-size="13pt" officeooo:paragraph-rsid="0009c853"/>
    </style:style>
    <style:style style:name="P2" style:family="paragraph" style:parent-style-name="Standard" style:list-style-name="L2">
      <style:text-properties style:font-name="Times" fo:font-size="13pt"/>
    </style:style>
    <style:style style:name="P3" style:family="paragraph" style:parent-style-name="Standard" style:list-style-name="L2">
      <style:text-properties style:font-name="Times" fo:font-size="13pt" officeooo:paragraph-rsid="000e03b4"/>
    </style:style>
    <style:style style:name="P4" style:family="paragraph" style:parent-style-name="Standard" style:list-style-name="L3">
      <style:text-properties style:font-name="Times" fo:font-size="13pt"/>
    </style:style>
    <style:style style:name="P5" style:family="paragraph" style:parent-style-name="Standard" style:list-style-name="L3">
      <style:text-properties style:font-name="Times" fo:font-size="13pt" officeooo:rsid="000e03b4" officeooo:paragraph-rsid="000e03b4"/>
    </style:style>
    <style:style style:name="P6" style:family="paragraph" style:parent-style-name="Standard" style:list-style-name="L4">
      <style:text-properties style:font-name="Times" fo:font-size="13pt" officeooo:rsid="000e03b4" officeooo:paragraph-rsid="00126b6f"/>
    </style:style>
    <style:style style:name="P7" style:family="paragraph" style:parent-style-name="Standard" style:list-style-name="L4">
      <style:text-properties style:font-name="Times" fo:font-size="13pt" officeooo:rsid="000e03b4" officeooo:paragraph-rsid="0016654c"/>
    </style:style>
    <style:style style:name="P8" style:family="paragraph" style:parent-style-name="Standard" style:list-style-name="L4">
      <style:text-properties style:font-name="Times" fo:font-size="13pt" officeooo:rsid="000e03b4" officeooo:paragraph-rsid="00205224"/>
    </style:style>
    <style:style style:name="P9" style:family="paragraph" style:parent-style-name="Standard" style:list-style-name="L4">
      <style:text-properties style:font-name="Times" fo:font-size="13pt"/>
    </style:style>
    <style:style style:name="P10" style:family="paragraph" style:parent-style-name="Standard">
      <style:text-properties style:font-name="Times" fo:font-size="13pt" fo:language="fr" fo:country="FR"/>
    </style:style>
    <style:style style:name="P11" style:family="paragraph" style:parent-style-name="Standard" style:list-style-name="L1">
      <style:text-properties style:font-name="Times" fo:font-size="13pt" fo:language="fr" fo:country="FR"/>
    </style:style>
    <style:style style:name="P12" style:family="paragraph" style:parent-style-name="Standard" style:list-style-name="L2">
      <style:text-properties style:font-name="Times" fo:font-size="13pt" fo:language="fr" fo:country="FR"/>
    </style:style>
    <style:style style:name="P13" style:family="paragraph" style:parent-style-name="Standard" style:list-style-name="L4">
      <style:text-properties style:font-name="Times" fo:font-size="13pt" fo:language="fr" fo:country="FR"/>
    </style:style>
    <style:style style:name="P14" style:family="paragraph" style:parent-style-name="Standard">
      <style:text-properties style:font-name="Times" fo:font-size="13pt" fo:language="fr" fo:country="FR" style:font-size-asian="11.3500003814697pt" style:font-size-complex="13pt"/>
    </style:style>
    <style:style style:name="P15" style:family="paragraph" style:parent-style-name="Standard" style:list-style-name="L5">
      <style:text-properties style:font-name="Times" fo:font-size="13pt" fo:language="fr" fo:country="FR"/>
    </style:style>
    <style:style style:name="P16" style:family="paragraph" style:parent-style-name="Standard" style:list-style-name="L6">
      <style:text-properties style:font-name="Times" fo:font-size="13pt" fo:language="fr" fo:country="FR"/>
    </style:style>
    <style:style style:name="P17" style:family="paragraph" style:parent-style-name="Standard" style:list-style-name="L7">
      <style:text-properties style:font-name="Times" fo:font-size="13pt" fo:language="fr" fo:country="FR" officeooo:paragraph-rsid="000711eb"/>
    </style:style>
    <style:style style:name="P18" style:family="paragraph" style:parent-style-name="Standard" style:list-style-name="L7">
      <style:text-properties style:font-name="Times" fo:font-size="13pt" fo:language="fr" fo:country="FR" officeooo:rsid="0007979d" officeooo:paragraph-rsid="000711eb"/>
    </style:style>
    <style:style style:name="P19" style:family="paragraph" style:parent-style-name="Standard">
      <style:text-properties style:font-name="Times" fo:font-size="13pt" fo:language="fr" fo:country="FR" officeooo:paragraph-rsid="000711eb"/>
    </style:style>
    <style:style style:name="P20" style:family="paragraph" style:parent-style-name="Standard">
      <style:text-properties style:font-name="Times" fo:font-size="13pt" fo:language="fr" fo:country="FR" officeooo:rsid="000c3e4d" officeooo:paragraph-rsid="000c3e4d"/>
    </style:style>
    <style:style style:name="P21" style:family="paragraph" style:parent-style-name="Standard" style:list-style-name="L8">
      <style:text-properties style:font-name="Times" fo:font-size="13pt" fo:language="fr" fo:country="FR" officeooo:rsid="000c3e4d" officeooo:paragraph-rsid="000c3e4d"/>
    </style:style>
    <style:style style:name="P22" style:family="paragraph" style:parent-style-name="Standard" style:list-style-name="L9">
      <style:text-properties style:font-name="Times" fo:font-size="13pt" fo:language="fr" fo:country="FR"/>
    </style:style>
    <style:style style:name="P23" style:family="paragraph" style:parent-style-name="Standard" style:list-style-name="L10">
      <style:text-properties style:font-name="Times" fo:font-size="13pt" fo:language="fr" fo:country="FR"/>
    </style:style>
    <style:style style:name="P24" style:family="paragraph" style:parent-style-name="Standard" style:list-style-name="L11">
      <style:text-properties style:font-name="Times" fo:font-size="13pt" fo:language="fr" fo:country="FR"/>
    </style:style>
    <style:style style:name="P25" style:family="paragraph" style:parent-style-name="Standard" style:list-style-name="L12">
      <style:text-properties style:font-name="Times" fo:font-size="13pt" fo:language="fr" fo:country="FR"/>
    </style:style>
    <style:style style:name="P26" style:family="paragraph" style:parent-style-name="Standard">
      <style:text-properties style:font-name="Times" fo:font-size="13pt" fo:language="fr" fo:country="FR" officeooo:rsid="001807a7" officeooo:paragraph-rsid="001807a7"/>
    </style:style>
    <style:style style:name="P27" style:family="paragraph" style:parent-style-name="Standard" style:list-style-name="L3">
      <style:text-properties style:font-name="Times" fo:font-size="13pt" fo:language="fr" fo:country="FR" officeooo:rsid="001807a7" officeooo:paragraph-rsid="001807a7"/>
    </style:style>
    <style:style style:name="P28" style:family="paragraph" style:parent-style-name="Standard" style:list-style-name="L3">
      <style:text-properties style:font-name="Times" fo:font-size="13pt" fo:language="fr" fo:country="FR" officeooo:rsid="0019d3c5" officeooo:paragraph-rsid="001d107e"/>
    </style:style>
    <style:style style:name="P29" style:family="paragraph" style:parent-style-name="Standard">
      <style:text-properties style:font-name="Times" fo:font-size="14pt" fo:language="fr" fo:country="FR" style:text-underline-style="solid" style:text-underline-width="auto" style:text-underline-color="font-color" fo:font-weight="bold"/>
    </style:style>
    <style:style style:name="T1" style:family="text">
      <style:text-properties fo:color="#000000"/>
    </style:style>
    <style:style style:name="T2" style:family="text">
      <style:text-properties fo:color="#000000" fo:language="fr" fo:country="FR"/>
    </style:style>
    <style:style style:name="T3" style:family="text">
      <style:text-properties fo:color="#000000" fo:language="fr" fo:country="FR" officeooo:rsid="0009c853"/>
    </style:style>
    <style:style style:name="T4" style:family="text">
      <style:text-properties officeooo:rsid="00091f84"/>
    </style:style>
    <style:style style:name="T5" style:family="text">
      <style:text-properties officeooo:rsid="0009301a"/>
    </style:style>
    <style:style style:name="T6" style:family="text">
      <style:text-properties officeooo:rsid="000a5660"/>
    </style:style>
    <style:style style:name="T7" style:family="text">
      <style:text-properties officeooo:rsid="000de7dd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09c853"/>
    </style:style>
    <style:style style:name="T10" style:family="text">
      <style:text-properties fo:language="fr" fo:country="FR" officeooo:rsid="000a5660"/>
    </style:style>
    <style:style style:name="T11" style:family="text">
      <style:text-properties fo:language="fr" fo:country="FR" officeooo:rsid="000fec79"/>
    </style:style>
    <style:style style:name="T12" style:family="text">
      <style:text-properties fo:language="fr" fo:country="FR" officeooo:rsid="00126b6f"/>
    </style:style>
    <style:style style:name="T13" style:family="text">
      <style:text-properties fo:language="fr" fo:country="FR" officeooo:rsid="0014702d"/>
    </style:style>
    <style:style style:name="T14" style:family="text">
      <style:text-properties fo:language="fr" fo:country="FR" officeooo:rsid="001661d7"/>
    </style:style>
    <style:style style:name="T15" style:family="text">
      <style:text-properties fo:language="fr" fo:country="FR" officeooo:rsid="0016654c"/>
    </style:style>
    <style:style style:name="T16" style:family="text">
      <style:text-properties fo:language="fr" fo:country="FR" officeooo:rsid="001b721f"/>
    </style:style>
    <style:style style:name="T17" style:family="text">
      <style:text-properties fo:language="fr" fo:country="FR" officeooo:rsid="001ef7f2"/>
    </style:style>
    <style:style style:name="T18" style:family="text">
      <style:text-properties fo:language="fr" fo:country="FR" officeooo:rsid="00202a5a"/>
    </style:style>
    <style:style style:name="T19" style:family="text">
      <style:text-properties fo:language="fr" fo:country="FR" officeooo:rsid="00205224"/>
    </style:style>
    <style:style style:name="T20" style:family="text">
      <style:text-properties fo:language="fr" fo:country="FR" officeooo:rsid="0020e6a8"/>
    </style:style>
    <style:style style:name="T21" style:family="text">
      <style:text-properties officeooo:rsid="00130409"/>
    </style:style>
    <style:style style:name="T22" style:family="text">
      <style:text-properties officeooo:rsid="001ac5fb"/>
    </style:style>
    <style:style style:name="T23" style:family="text">
      <style:text-properties officeooo:rsid="001d107e"/>
    </style:style>
    <style:style style:name="T24" style:family="text">
      <style:text-properties officeooo:rsid="001dff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imeline:</text:p>
      <text:p text:style-name="P10"/>
      <text:p text:style-name="P10">04/01/2016:</text:p>
      <text:list xml:id="list3111953272003044778" text:style-name="L1">
        <text:list-item>
          <text:p text:style-name="P11">Découverte du framework (<text:span text:style-name="T4">Équipe</text:span>)</text:p>
        </text:list-item>
        <text:list-item>
          <text:p text:style-name="P1"><text:a xlink:type="simple" xlink:href="https://github.com/DamienCassou/lille-game-framework/pull/67"><text:span text:style-name="T8">#67</text:span></text:a><text:span text:style-name="T3"> </text:span><text:span text:style-name="T8">Factorisation de codes dans la création de polygone : </text:span><text:span text:style-name="T2">IntersectTools.java (Aymeric, Charles, Kevin)</text:span></text:p>
        </text:list-item>
        <text:list-item>
          <text:p text:style-name="P11">Instanceof dans <text:span text:style-name="T1">GameUniverseDefaultImpl.java</text:span> (tentative) (Jérémy, Pierre)</text:p>
        </text:list-item>
        <text:list-item>
          <text:p text:style-name="P11">Création du journal de bord (<text:span text:style-name="T4">Équipe</text:span>)</text:p>
        </text:list-item>
      </text:list>
      <text:p text:style-name="P10"/>
      <text:p text:style-name="P10">05/01/2016: </text:p>
      <text:list xml:id="list6136034740642266463" text:style-name="L2">
        <text:list-item>
          <text:p text:style-name="P2"><text:a xlink:type="simple" xlink:href="https://github.com/DamienCassou/lille-game-framework/pull/70">#70</text:a><text:span text:style-name="T9"> </text:span><text:span text:style-name="T8">Suppression duplication reverseParameters qui ressemble à la méthode applySpecificOverlapRule (Aymeric)</text:span></text:p>
        </text:list-item>
        <text:list-item>
          <text:p text:style-name="P12">Recherche icônes à utiliser pour notre jeu (<text:span text:style-name="T4">Équipe</text:span>)</text:p>
        </text:list-item>
        <text:list-item>
          <text:p text:style-name="P12">Début d’écriture du code pour la fenêtre graphique pour notre projet de jeu Bomberman (Charles, Kévin, Jérémy, Pierre)</text:p>
        </text:list-item>
        <text:list-item>
          <text:p text:style-name="P12">Finalisation fenêtre graphique pour notre jeu (Kévin)</text:p>
        </text:list-item>
        <text:list-item>
          <text:p text:style-name="P12">Adaptation des icônes en format .gif avec fond en transparence (Kévin)</text:p>
        </text:list-item>
        <text:list-item>
          <text:p text:style-name="P12">Première <text:span text:style-name="T5">implémentation</text:span> de la classe Player (Charles)</text:p>
        </text:list-item>
        <text:list-item>
          <text:p text:style-name="P3"><text:a xlink:type="simple" xlink:href="https://github.com/DamienCassou/lille-game-framework/pull/72">#72</text:a><text:span text:style-name="T10"> </text:span><text:span text:style-name="T8">Suppression de instanceof dans les fonctions addOverlappable et removeOverlappable (Jérémy)</text:span></text:p>
        </text:list-item>
      </text:list>
      <text:p text:style-name="P10"/>
      <text:p text:style-name="P10">06/01/2016: </text:p>
      <text:list xml:id="list4989226921846223870" text:style-name="L3">
        <text:list-item>
          <text:p text:style-name="P4"><text:a xlink:type="simple" xlink:href="https://github.com/DamienCassou/lille-game-framework/pull/74">#74</text:a><text:span text:style-name="T10"> </text:span><text:span text:style-name="T16">Amélioration</text:span><text:span text:style-name="T8"> d</text:span><text:span text:style-name="T16">e l'</text:span><text:span text:style-name="T8">héritage de tests d</text:span><text:span text:style-name="T16">ans</text:span><text:span text:style-name="T8"> MoveStrategyKeybord</text:span><text:span text:style-name="T16">Test</text:span><text:span text:style-name="T8"> (Aymeric)</text:span></text:p>
        </text:list-item>
        <text:list-item>
          <text:p text:style-name="P5"><text:a xlink:type="simple" xlink:href="https://github.com/DamienCassou/lille-game-framework/pull/70">#70</text:a><text:span text:style-name="T9"> </text:span><text:span text:style-name="T8">Création d'une sous méthode applySpecificOverlapRuleAndTryToReverse… </text:span><text:span text:style-name="T11">et ajout d'une documentation sur celle-ci </text:span><text:span text:style-name="T14">(Aymeric)</text:span></text:p>
        </text:list-item>
        <text:list-item>
          <text:p text:style-name="P4"><text:a xlink:type="simple" xlink:href="https://github.com/DamienCassou/lille-game-framework/pull/77">#77</text:a><text:span text:style-name="T9"> </text:span><text:span text:style-name="T8">Création de tests pour les méthodes getDriver et setSpeedVector de la classe GameMovable (Charles)</text:span></text:p>
        </text:list-item>
      </text:list>
      <text:p text:style-name="P10"/>
      <text:p text:style-name="P10">07/01/2016:</text:p>
      <text:list xml:id="list2444702810266047259" text:style-name="L4">
        <text:list-item>
          <text:p text:style-name="P9"><text:a xlink:type="simple" xlink:href="https://github.com/DamienCassou/lille-game-framework/pull/78">#78</text:a><text:span text:style-name="T10"> </text:span><text:span text:style-name="T8">Amélioration et création de tests (utilisation des getters et </text:span><text:span text:style-name="T9">vérifications</text:span><text:span text:style-name="T8"> lors de la création d’objets) pour la classe GameConfiguration (Charles)</text:span></text:p>
        </text:list-item>
        <text:list-item>
          <text:p text:style-name="P6"><text:a xlink:type="simple" xlink:href="https://github.com/DamienCassou/lille-game-framework/pull/70">#70</text:a><text:span text:style-name="T9"> </text:span><text:span text:style-name="T12">Renommage de la méthode </text:span><text:span text:style-name="T8">applySpecificOverlapRuleAndTryToReverse…, </text:span><text:span text:style-name="T12">s</text:span><text:span text:style-name="T8">uppression des methodes applySpecificOverlapRule </text:span><text:span text:style-name="T12">et reverseParameters, </text:span><text:span text:style-name="T17">et fusion de l'ensemble des commits</text:span><text:span text:style-name="T12"> </text:span><text:span text:style-name="T13">(Aymeric)</text:span></text:p>
        </text:list-item>
        <text:list-item>
          <text:p text:style-name="P7"><text:a xlink:type="simple" xlink:href="https://github.com/DamienCassou/lille-game-framework/pull/74">#74</text:a><text:span text:style-name="T10"> </text:span><text:span text:style-name="T15">Séparation en 2 commit du commit </text:span><text:span text:style-name="T18">initial</text:span><text:span text:style-name="T13"> (Aymeric)</text:span></text:p>
        </text:list-item>
        <text:list-item>
          <text:p text:style-name="P8"><text:a xlink:type="simple" xlink:href="https://github.com/DamienCassou/lille-game-framework/pull/72">#72</text:a><text:span text:style-name="T10"> </text:span><text:span text:style-name="T19">Fusion de l'ensemble des commits </text:span><text:span text:style-name="T20">(Aymeric)</text:span></text:p>
        </text:list-item>
        <text:list-item>
          <text:p text:style-name="P13">Corrections des pull request envoyés <text:span text:style-name="T21">(</text:span>Charles, Jérémy).</text:p>
        </text:list-item>
      </text:list>
      <text:p text:style-name="P10"/>
      <text:p text:style-name="P26">08/01/2016</text:p>
      <text:list xml:id="list123312777107088" text:continue-list="list4989226921846223870" text:style-name="L3">
        <text:list-item>
          <text:p text:style-name="P27"><text:a xlink:type="simple" xlink:href="https://github.com/DamienCassou/lille-game-framework/pull/74"><text:span text:style-name="T6">#74</text:span></text:a><text:span text:style-name="T6"> </text:span>Déplacement d'un des 2 commit sur une nouvelle branche (Aymeric)</text:p>
        </text:list-item>
        <text:list-item>
          <text:p text:style-name="P28"><text:a xlink:type="simple" xlink:href="https://github.com/DamienCassou/lille-game-framework/pull/83">#83</text:a> Fixation de bug dans MoveStrategyKeyboard8Dir <text:span text:style-name="T24">mis en évidence dans le pull request </text:span><text:a xlink:type="simple" xlink:href="https://github.com/DamienCassou/lille-game-framework/pull/74"><text:span text:style-name="T24">#74</text:span></text:a> <text:span text:style-name="T22">(Aymeric)</text:span></text:p>
        </text:list-item>
      </text:list>
      <text:p text:style-name="P10"/>
      <text:p text:style-name="P29">Contributions:</text:p>
      <text:p text:style-name="P14"/>
      <text:p text:style-name="P29"><text:soft-page-break/>Apprentissages:</text:p>
      <text:p text:style-name="P10"/>
      <text:p text:style-name="P10">04/01/2016:</text:p>
      <text:list xml:id="list3804102375087679202" text:style-name="L5">
        <text:list-item>
          <text:p text:style-name="P15">Utilisation de GitHub pour la mise à jour du travail, l’envoie de pull requests…</text:p>
        </text:list-item>
        <text:list-item>
          <text:p text:style-name="P15">Installation proxy pour Maven, et utilisation de ce dernier.</text:p>
        </text:list-item>
      </text:list>
      <text:p text:style-name="P10"/>
      <text:p text:style-name="P10">06/01/2016:</text:p>
      <text:list xml:id="list3289807773384753045" text:style-name="L6">
        <text:list-item>
          <text:p text:style-name="P16">Envoyer un commit sur une pull request déjà existante.</text:p>
        </text:list-item>
      </text:list>
      <text:p text:style-name="P10"/>
      <text:p text:style-name="P10">07/01/2016:</text:p>
      <text:list xml:id="list4709574326107096976" text:style-name="L7">
        <text:list-item>
          <text:p text:style-name="P17">Fusionner 2 <text:span text:style-name="T7">(</text:span>ou plusieurs<text:span text:style-name="T7">)</text:span> commits sur GitHub.</text:p>
        </text:list-item>
        <text:list-item>
          <text:p text:style-name="P18">Séparer un commit en 2 (ou plusieurs) commits</text:p>
        </text:list-item>
        <text:list-item>
          <text:p text:style-name="P18">Supprimer un commit</text:p>
        </text:list-item>
      </text:list>
      <text:p text:style-name="P19"/>
      <text:p text:style-name="P20">08/01/2016</text:p>
      <text:list xml:id="list7289609179005350661" text:style-name="L8">
        <text:list-item>
          <text:p text:style-name="P21">Retirer un commit d'une branche pour le déposer sur une autre</text:p>
        </text:list-item>
      </text:list>
      <text:p text:style-name="P19"/>
      <text:p text:style-name="P29">Communications:</text:p>
      <text:p text:style-name="P10"/>
      <text:p text:style-name="P10">04/01/2016:</text:p>
      <text:list xml:id="list2360519480885800180" text:style-name="L9">
        <text:list-item>
          <text:p text:style-name="P22">Envoie d’une pull request sur la factorisation de codes dans la création de polygone (Acceptée). </text:p>
        </text:list-item>
      </text:list>
      <text:p text:style-name="P10"/>
      <text:p text:style-name="P10">05/01/2016:</text:p>
      <text:list xml:id="list1573827251565844636" text:style-name="L10">
        <text:list-item>
          <text:p text:style-name="P23">Envoie d’une pull request sur la suppression de duplication reverseParameters qui ressemble à la méthode applySpecificOverlapRule (Acceptée)</text:p>
        </text:list-item>
        <text:list-item>
          <text:p text:style-name="P23">Envoie d’une pull request sur l’instance of dans les fonctions addOverlappable et removeOverlappable (En cours)</text:p>
        </text:list-item>
      </text:list>
      <text:p text:style-name="P10"/>
      <text:p text:style-name="P10">06/01/2016: </text:p>
      <text:list xml:id="list1891973534124757187" text:style-name="L11">
        <text:list-item>
          <text:p text:style-name="P24">Envoie d’une pull request sur l’arborescence de tests dans la classe MoveStrategyKeyboard (En cours)</text:p>
        </text:list-item>
        <text:list-item>
          <text:p text:style-name="P24">Envoie d’une pull request sur la création de tests dans la classe GameMovable (Acceptée)</text:p>
        </text:list-item>
      </text:list>
      <text:p text:style-name="P10"/>
      <text:p text:style-name="P10">07/01/2016:</text:p>
      <text:list xml:id="list5187548659855587887" text:style-name="L12">
        <text:list-item>
          <text:p text:style-name="P25">Envoie d’une pull request sur l’amélioration et la création de tests dans la classe GameConfiguration (En cours)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09T12:33:12.320551895</dc:date>
    <meta:editing-duration>PT43M13S</meta:editing-duration>
    <meta:editing-cycles>30</meta:editing-cycles>
    <meta:document-statistic meta:table-count="0" meta:image-count="0" meta:object-count="0" meta:page-count="2" meta:paragraph-count="51" meta:word-count="433" meta:character-count="3001" meta:non-whitespace-character-count="2649"/>
  </office:meta>
</office:document-meta>
</file>